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3.3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30.395cm" svg:y="3.816cm">
            <draw:object draw:notify-on-update-of-ranges="Sheet1.B1:Sheet1.B1 Sheet1.B2:Sheet1.B31 Sheet1.E1:Sheet1.E1 Sheet1.E2:Sheet1.E31 Sheet1.I1:Sheet1.I1 Sheet1.I2:Sheet1.I31 Sheet1.M1:Sheet1.M1 Sheet1.M2:Sheet1.M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Days</text:p>
          </table:table-cell>
          <table:table-cell office:value-type="string" calcext:value-type="string">
            <text:p>hetr</text:p>
          </table:table-cell>
          <table:table-cell office:value-type="string" calcext:value-type="string">
            <text:p>hety</text:p>
          </table:table-cell>
          <table:table-cell office:value-type="string" calcext:value-type="string">
            <text:p>high-dens</text:p>
          </table:table-cell>
          <table:table-cell/>
          <table:table-cell office:value-type="string" calcext:value-type="string">
            <text:p>hetr</text:p>
          </table:table-cell>
          <table:table-cell office:value-type="string" calcext:value-type="string">
            <text:p>hety</text:p>
          </table:table-cell>
          <table:table-cell office:value-type="string" calcext:value-type="string">
            <text:p>Low-dens</text:p>
          </table:table-cell>
          <table:table-cell/>
          <table:table-cell office:value-type="string" calcext:value-type="string">
            <text:p>hetr</text:p>
          </table:table-cell>
          <table:table-cell office:value-type="string" calcext:value-type="string">
            <text:p>hety</text:p>
          </table:table-cell>
          <table:table-cell office:value-type="string" calcext:value-type="string">
            <text:p>Side-by-sid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formula="of:=[.H2]/[.G2]" office:value-type="float" office:value="1" calcext:value-type="float">
            <text:p>1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formula="of:=[.L2]/[.K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3]/10000/3600/24*600" office:value-type="float" office:value="0.694444444444444" calcext:value-type="float">
            <text:p>0.6944444444</text:p>
          </table:table-cell>
          <table:table-cell office:value-type="float" office:value="822" calcext:value-type="float">
            <text:p>822</text:p>
          </table:table-cell>
          <table:table-cell office:value-type="float" office:value="500" calcext:value-type="float">
            <text:p>500</text:p>
          </table:table-cell>
          <table:table-cell table:formula="of:=[.D3]/[.C3]" office:value-type="float" office:value="0.608272506082725" calcext:value-type="float">
            <text:p>0.608272506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formula="of:=[.H3]/[.G3]" office:value-type="float" office:value="0.512820512820513" calcext:value-type="float">
            <text:p>0.5128205128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200" calcext:value-type="float">
            <text:p>200</text:p>
          </table:table-cell>
          <table:table-cell table:formula="of:=[.L3]/[.K3]" office:value-type="float" office:value="0.552486187845304" calcext:value-type="float">
            <text:p>0.552486187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4]/10000/3600/24*600" office:value-type="float" office:value="1.38888888888889" calcext:value-type="float">
            <text:p>1.3888888889</text:p>
          </table:table-cell>
          <table:table-cell office:value-type="float" office:value="2120" calcext:value-type="float">
            <text:p>2120</text:p>
          </table:table-cell>
          <table:table-cell office:value-type="float" office:value="1009" calcext:value-type="float">
            <text:p>1009</text:p>
          </table:table-cell>
          <table:table-cell table:formula="of:=[.D4]/[.C4]" office:value-type="float" office:value="0.475943396226415" calcext:value-type="float">
            <text:p>0.475943396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260" calcext:value-type="float">
            <text:p>260</text:p>
          </table:table-cell>
          <table:table-cell table:formula="of:=[.H4]/[.G4]" office:value-type="float" office:value="0.345744680851064" calcext:value-type="float">
            <text:p>0.3457446809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517" calcext:value-type="float">
            <text:p>517</text:p>
          </table:table-cell>
          <table:table-cell table:formula="of:=[.L4]/[.K4]" office:value-type="float" office:value="0.45792736935341" calcext:value-type="float">
            <text:p>0.457927369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5]/10000/3600/24*600" office:value-type="float" office:value="2.08333333333333" calcext:value-type="float">
            <text:p>2.0833333333</text:p>
          </table:table-cell>
          <table:table-cell office:value-type="float" office:value="3983" calcext:value-type="float">
            <text:p>3983</text:p>
          </table:table-cell>
          <table:table-cell office:value-type="float" office:value="1718" calcext:value-type="float">
            <text:p>1718</text:p>
          </table:table-cell>
          <table:table-cell table:formula="of:=[.D5]/[.C5]" office:value-type="float" office:value="0.43133316595531" calcext:value-type="float">
            <text:p>0.431333166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645" calcext:value-type="float">
            <text:p>645</text:p>
          </table:table-cell>
          <table:table-cell table:formula="of:=[.H5]/[.G5]" office:value-type="float" office:value="0.333505687693899" calcext:value-type="float">
            <text:p>0.3335056877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1296" calcext:value-type="float">
            <text:p>1296</text:p>
          </table:table-cell>
          <table:table-cell table:formula="of:=[.L5]/[.K5]" office:value-type="float" office:value="0.560069144338807" calcext:value-type="float">
            <text:p>0.560069144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6]/10000/3600/24*600" office:value-type="float" office:value="2.77777777777778" calcext:value-type="float">
            <text:p>2.7777777778</text:p>
          </table:table-cell>
          <table:table-cell office:value-type="float" office:value="5873" calcext:value-type="float">
            <text:p>5873</text:p>
          </table:table-cell>
          <table:table-cell office:value-type="float" office:value="2393" calcext:value-type="float">
            <text:p>2393</text:p>
          </table:table-cell>
          <table:table-cell table:formula="of:=[.D6]/[.C6]" office:value-type="float" office:value="0.407457857994211" calcext:value-type="float">
            <text:p>0.407457858</text:p>
          </table:table-cell>
          <table:table-cell/>
          <table:table-cell office:value-type="float" office:value="3337" calcext:value-type="float">
            <text:p>3337</text:p>
          </table:table-cell>
          <table:table-cell office:value-type="float" office:value="1315" calcext:value-type="float">
            <text:p>1315</text:p>
          </table:table-cell>
          <table:table-cell table:formula="of:=[.H6]/[.G6]" office:value-type="float" office:value="0.394066526820497" calcext:value-type="float">
            <text:p>0.3940665268</text:p>
          </table:table-cell>
          <table:table-cell/>
          <table:table-cell office:value-type="float" office:value="3594" calcext:value-type="float">
            <text:p>3594</text:p>
          </table:table-cell>
          <table:table-cell office:value-type="float" office:value="2583" calcext:value-type="float">
            <text:p>2583</text:p>
          </table:table-cell>
          <table:table-cell table:formula="of:=[.L6]/[.K6]" office:value-type="float" office:value="0.718697829716194" calcext:value-type="float">
            <text:p>0.718697829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7]/10000/3600/24*600" office:value-type="float" office:value="3.47222222222222" calcext:value-type="float">
            <text:p>3.4722222222</text:p>
          </table:table-cell>
          <table:table-cell office:value-type="float" office:value="7811" calcext:value-type="float">
            <text:p>7811</text:p>
          </table:table-cell>
          <table:table-cell office:value-type="float" office:value="3305" calcext:value-type="float">
            <text:p>3305</text:p>
          </table:table-cell>
          <table:table-cell table:formula="of:=[.D7]/[.C7]" office:value-type="float" office:value="0.423121239277941" calcext:value-type="float">
            <text:p>0.4231212393</text:p>
          </table:table-cell>
          <table:table-cell/>
          <table:table-cell office:value-type="float" office:value="4869" calcext:value-type="float">
            <text:p>4869</text:p>
          </table:table-cell>
          <table:table-cell office:value-type="float" office:value="2366" calcext:value-type="float">
            <text:p>2366</text:p>
          </table:table-cell>
          <table:table-cell table:formula="of:=[.H7]/[.G7]" office:value-type="float" office:value="0.485931402752105" calcext:value-type="float">
            <text:p>0.4859314028</text:p>
          </table:table-cell>
          <table:table-cell/>
          <table:table-cell office:value-type="float" office:value="4884" calcext:value-type="float">
            <text:p>4884</text:p>
          </table:table-cell>
          <table:table-cell office:value-type="float" office:value="4361" calcext:value-type="float">
            <text:p>4361</text:p>
          </table:table-cell>
          <table:table-cell table:formula="of:=[.L7]/[.K7]" office:value-type="float" office:value="0.892915642915643" calcext:value-type="float">
            <text:p>0.892915642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8]/10000/3600/24*600" office:value-type="float" office:value="4.16666666666667" calcext:value-type="float">
            <text:p>4.1666666667</text:p>
          </table:table-cell>
          <table:table-cell office:value-type="float" office:value="9740" calcext:value-type="float">
            <text:p>9740</text:p>
          </table:table-cell>
          <table:table-cell office:value-type="float" office:value="4098" calcext:value-type="float">
            <text:p>4098</text:p>
          </table:table-cell>
          <table:table-cell table:formula="of:=[.D8]/[.C8]" office:value-type="float" office:value="0.420739219712526" calcext:value-type="float">
            <text:p>0.4207392197</text:p>
          </table:table-cell>
          <table:table-cell/>
          <table:table-cell office:value-type="float" office:value="6364" calcext:value-type="float">
            <text:p>6364</text:p>
          </table:table-cell>
          <table:table-cell office:value-type="float" office:value="3689" calcext:value-type="float">
            <text:p>3689</text:p>
          </table:table-cell>
          <table:table-cell table:formula="of:=[.H8]/[.G8]" office:value-type="float" office:value="0.579666876178504" calcext:value-type="float">
            <text:p>0.5796668762</text:p>
          </table:table-cell>
          <table:table-cell/>
          <table:table-cell office:value-type="float" office:value="6138" calcext:value-type="float">
            <text:p>6138</text:p>
          </table:table-cell>
          <table:table-cell office:value-type="float" office:value="6428" calcext:value-type="float">
            <text:p>6428</text:p>
          </table:table-cell>
          <table:table-cell table:formula="of:=[.L8]/[.K8]" office:value-type="float" office:value="1.04724666014989" calcext:value-type="float">
            <text:p>1.047246660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9]/10000/3600/24*600" office:value-type="float" office:value="4.86111111111111" calcext:value-type="float">
            <text:p>4.8611111111</text:p>
          </table:table-cell>
          <table:table-cell office:value-type="float" office:value="11732" calcext:value-type="float">
            <text:p>11732</text:p>
          </table:table-cell>
          <table:table-cell office:value-type="float" office:value="4969" calcext:value-type="float">
            <text:p>4969</text:p>
          </table:table-cell>
          <table:table-cell table:formula="of:=[.D9]/[.C9]" office:value-type="float" office:value="0.423542448005455" calcext:value-type="float">
            <text:p>0.423542448</text:p>
          </table:table-cell>
          <table:table-cell/>
          <table:table-cell office:value-type="float" office:value="7850" calcext:value-type="float">
            <text:p>7850</text:p>
          </table:table-cell>
          <table:table-cell office:value-type="float" office:value="5287" calcext:value-type="float">
            <text:p>5287</text:p>
          </table:table-cell>
          <table:table-cell table:formula="of:=[.H9]/[.G9]" office:value-type="float" office:value="0.673503184713376" calcext:value-type="float">
            <text:p>0.6735031847</text:p>
          </table:table-cell>
          <table:table-cell/>
          <table:table-cell office:value-type="float" office:value="7449" calcext:value-type="float">
            <text:p>7449</text:p>
          </table:table-cell>
          <table:table-cell office:value-type="float" office:value="8642" calcext:value-type="float">
            <text:p>8642</text:p>
          </table:table-cell>
          <table:table-cell table:formula="of:=[.L9]/[.K9]" office:value-type="float" office:value="1.16015572560075" calcext:value-type="float">
            <text:p>1.1601557256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10]/10000/3600/24*600" office:value-type="float" office:value="5.55555555555556" calcext:value-type="float">
            <text:p>5.5555555556</text:p>
          </table:table-cell>
          <table:table-cell office:value-type="float" office:value="13891" calcext:value-type="float">
            <text:p>13891</text:p>
          </table:table-cell>
          <table:table-cell office:value-type="float" office:value="5845" calcext:value-type="float">
            <text:p>5845</text:p>
          </table:table-cell>
          <table:table-cell table:formula="of:=[.D10]/[.C10]" office:value-type="float" office:value="0.42077604204161" calcext:value-type="float">
            <text:p>0.420776042</text:p>
          </table:table-cell>
          <table:table-cell/>
          <table:table-cell office:value-type="float" office:value="9239" calcext:value-type="float">
            <text:p>9239</text:p>
          </table:table-cell>
          <table:table-cell office:value-type="float" office:value="7078" calcext:value-type="float">
            <text:p>7078</text:p>
          </table:table-cell>
          <table:table-cell table:formula="of:=[.H10]/[.G10]" office:value-type="float" office:value="0.766100227297327" calcext:value-type="float">
            <text:p>0.7661002273</text:p>
          </table:table-cell>
          <table:table-cell/>
          <table:table-cell office:value-type="float" office:value="8807" calcext:value-type="float">
            <text:p>8807</text:p>
          </table:table-cell>
          <table:table-cell office:value-type="float" office:value="10979" calcext:value-type="float">
            <text:p>10979</text:p>
          </table:table-cell>
          <table:table-cell table:formula="of:=[.L10]/[.K10]" office:value-type="float" office:value="1.24662200522312" calcext:value-type="float">
            <text:p>1.246622005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11]/10000/3600/24*600" office:value-type="float" office:value="6.25" calcext:value-type="float">
            <text:p>6.25</text:p>
          </table:table-cell>
          <table:table-cell office:value-type="float" office:value="15912" calcext:value-type="float">
            <text:p>15912</text:p>
          </table:table-cell>
          <table:table-cell office:value-type="float" office:value="6706" calcext:value-type="float">
            <text:p>6706</text:p>
          </table:table-cell>
          <table:table-cell table:formula="of:=[.D11]/[.C11]" office:value-type="float" office:value="0.421442936148819" calcext:value-type="float">
            <text:p>0.4214429361</text:p>
          </table:table-cell>
          <table:table-cell/>
          <table:table-cell office:value-type="float" office:value="10613" calcext:value-type="float">
            <text:p>10613</text:p>
          </table:table-cell>
          <table:table-cell office:value-type="float" office:value="8936" calcext:value-type="float">
            <text:p>8936</text:p>
          </table:table-cell>
          <table:table-cell table:formula="of:=[.H11]/[.G11]" office:value-type="float" office:value="0.841986243286535" calcext:value-type="float">
            <text:p>0.8419862433</text:p>
          </table:table-cell>
          <table:table-cell/>
          <table:table-cell office:value-type="float" office:value="10049" calcext:value-type="float">
            <text:p>10049</text:p>
          </table:table-cell>
          <table:table-cell office:value-type="float" office:value="13317" calcext:value-type="float">
            <text:p>13317</text:p>
          </table:table-cell>
          <table:table-cell table:formula="of:=[.L11]/[.K11]" office:value-type="float" office:value="1.32520648820778" calcext:value-type="float">
            <text:p>1.325206488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2]/10000/3600/24*600" office:value-type="float" office:value="6.94444444444445" calcext:value-type="float">
            <text:p>6.9444444444</text:p>
          </table:table-cell>
          <table:table-cell office:value-type="float" office:value="18006" calcext:value-type="float">
            <text:p>18006</text:p>
          </table:table-cell>
          <table:table-cell office:value-type="float" office:value="7552" calcext:value-type="float">
            <text:p>7552</text:p>
          </table:table-cell>
          <table:table-cell table:formula="of:=[.D12]/[.C12]" office:value-type="float" office:value="0.419415750305454" calcext:value-type="float">
            <text:p>0.4194157503</text:p>
          </table:table-cell>
          <table:table-cell/>
          <table:table-cell office:value-type="float" office:value="12050" calcext:value-type="float">
            <text:p>12050</text:p>
          </table:table-cell>
          <table:table-cell office:value-type="float" office:value="11011" calcext:value-type="float">
            <text:p>11011</text:p>
          </table:table-cell>
          <table:table-cell table:formula="of:=[.H12]/[.G12]" office:value-type="float" office:value="0.913775933609958" calcext:value-type="float">
            <text:p>0.9137759336</text:p>
          </table:table-cell>
          <table:table-cell/>
          <table:table-cell office:value-type="float" office:value="11310" calcext:value-type="float">
            <text:p>11310</text:p>
          </table:table-cell>
          <table:table-cell office:value-type="float" office:value="15609" calcext:value-type="float">
            <text:p>15609</text:p>
          </table:table-cell>
          <table:table-cell table:formula="of:=[.L12]/[.K12]" office:value-type="float" office:value="1.38010610079576" calcext:value-type="float">
            <text:p>1.3801061008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13]/10000/3600/24*600" office:value-type="float" office:value="7.63888888888889" calcext:value-type="float">
            <text:p>7.6388888889</text:p>
          </table:table-cell>
          <table:table-cell office:value-type="float" office:value="20131" calcext:value-type="float">
            <text:p>20131</text:p>
          </table:table-cell>
          <table:table-cell office:value-type="float" office:value="8372" calcext:value-type="float">
            <text:p>8372</text:p>
          </table:table-cell>
          <table:table-cell table:formula="of:=[.D13]/[.C13]" office:value-type="float" office:value="0.41587601212061" calcext:value-type="float">
            <text:p>0.4158760121</text:p>
          </table:table-cell>
          <table:table-cell/>
          <table:table-cell office:value-type="float" office:value="13353" calcext:value-type="float">
            <text:p>13353</text:p>
          </table:table-cell>
          <table:table-cell office:value-type="float" office:value="13049" calcext:value-type="float">
            <text:p>13049</text:p>
          </table:table-cell>
          <table:table-cell table:formula="of:=[.H13]/[.G13]" office:value-type="float" office:value="0.977233580468809" calcext:value-type="float">
            <text:p>0.9772335805</text:p>
          </table:table-cell>
          <table:table-cell/>
          <table:table-cell office:value-type="float" office:value="12589" calcext:value-type="float">
            <text:p>12589</text:p>
          </table:table-cell>
          <table:table-cell office:value-type="float" office:value="18059" calcext:value-type="float">
            <text:p>18059</text:p>
          </table:table-cell>
          <table:table-cell table:formula="of:=[.L13]/[.K13]" office:value-type="float" office:value="1.43450631503694" calcext:value-type="float">
            <text:p>1.43450631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14]/10000/3600/24*600" office:value-type="float" office:value="8.33333333333333" calcext:value-type="float">
            <text:p>8.3333333333</text:p>
          </table:table-cell>
          <table:table-cell office:value-type="float" office:value="22234" calcext:value-type="float">
            <text:p>22234</text:p>
          </table:table-cell>
          <table:table-cell office:value-type="float" office:value="9105" calcext:value-type="float">
            <text:p>9105</text:p>
          </table:table-cell>
          <table:table-cell table:formula="of:=[.D14]/[.C14]" office:value-type="float" office:value="0.409507960780786" calcext:value-type="float">
            <text:p>0.4095079608</text:p>
          </table:table-cell>
          <table:table-cell/>
          <table:table-cell office:value-type="float" office:value="14736" calcext:value-type="float">
            <text:p>14736</text:p>
          </table:table-cell>
          <table:table-cell office:value-type="float" office:value="15165" calcext:value-type="float">
            <text:p>15165</text:p>
          </table:table-cell>
          <table:table-cell table:formula="of:=[.H14]/[.G14]" office:value-type="float" office:value="1.02911237785016" calcext:value-type="float">
            <text:p>1.0291123779</text:p>
          </table:table-cell>
          <table:table-cell/>
          <table:table-cell office:value-type="float" office:value="13868" calcext:value-type="float">
            <text:p>13868</text:p>
          </table:table-cell>
          <table:table-cell office:value-type="float" office:value="20465" calcext:value-type="float">
            <text:p>20465</text:p>
          </table:table-cell>
          <table:table-cell table:formula="of:=[.L14]/[.K14]" office:value-type="float" office:value="1.47569945197577" calcext:value-type="float">
            <text:p>1.475699452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15]/10000/3600/24*600" office:value-type="float" office:value="9.02777777777778" calcext:value-type="float">
            <text:p>9.0277777778</text:p>
          </table:table-cell>
          <table:table-cell office:value-type="float" office:value="24329" calcext:value-type="float">
            <text:p>24329</text:p>
          </table:table-cell>
          <table:table-cell office:value-type="float" office:value="9829" calcext:value-type="float">
            <text:p>9829</text:p>
          </table:table-cell>
          <table:table-cell table:formula="of:=[.D15]/[.C15]" office:value-type="float" office:value="0.404003452669654" calcext:value-type="float">
            <text:p>0.4040034527</text:p>
          </table:table-cell>
          <table:table-cell/>
          <table:table-cell office:value-type="float" office:value="16040" calcext:value-type="float">
            <text:p>16040</text:p>
          </table:table-cell>
          <table:table-cell office:value-type="float" office:value="17498" calcext:value-type="float">
            <text:p>17498</text:p>
          </table:table-cell>
          <table:table-cell table:formula="of:=[.H15]/[.G15]" office:value-type="float" office:value="1.09089775561097" calcext:value-type="float">
            <text:p>1.0908977556</text:p>
          </table:table-cell>
          <table:table-cell/>
          <table:table-cell office:value-type="float" office:value="15084" calcext:value-type="float">
            <text:p>15084</text:p>
          </table:table-cell>
          <table:table-cell office:value-type="float" office:value="22883" calcext:value-type="float">
            <text:p>22883</text:p>
          </table:table-cell>
          <table:table-cell table:formula="of:=[.L15]/[.K15]" office:value-type="float" office:value="1.51703792097587" calcext:value-type="float">
            <text:p>1.51703792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16]/10000/3600/24*600" office:value-type="float" office:value="9.72222222222222" calcext:value-type="float">
            <text:p>9.7222222222</text:p>
          </table:table-cell>
          <table:table-cell office:value-type="float" office:value="26583" calcext:value-type="float">
            <text:p>26583</text:p>
          </table:table-cell>
          <table:table-cell office:value-type="float" office:value="10551" calcext:value-type="float">
            <text:p>10551</text:p>
          </table:table-cell>
          <table:table-cell table:formula="of:=[.D16]/[.C16]" office:value-type="float" office:value="0.396907798216905" calcext:value-type="float">
            <text:p>0.3969077982</text:p>
          </table:table-cell>
          <table:table-cell/>
          <table:table-cell office:value-type="float" office:value="17323" calcext:value-type="float">
            <text:p>17323</text:p>
          </table:table-cell>
          <table:table-cell office:value-type="float" office:value="19697" calcext:value-type="float">
            <text:p>19697</text:p>
          </table:table-cell>
          <table:table-cell table:formula="of:=[.H16]/[.G16]" office:value-type="float" office:value="1.13704323731455" calcext:value-type="float">
            <text:p>1.1370432373</text:p>
          </table:table-cell>
          <table:table-cell/>
          <table:table-cell office:value-type="float" office:value="16253" calcext:value-type="float">
            <text:p>16253</text:p>
          </table:table-cell>
          <table:table-cell office:value-type="float" office:value="25276" calcext:value-type="float">
            <text:p>25276</text:p>
          </table:table-cell>
          <table:table-cell table:formula="of:=[.L16]/[.K16]" office:value-type="float" office:value="1.55515904756045" calcext:value-type="float">
            <text:p>1.555159047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17]/10000/3600/24*600" office:value-type="float" office:value="10.4166666666667" calcext:value-type="float">
            <text:p>10.4166666667</text:p>
          </table:table-cell>
          <table:table-cell office:value-type="float" office:value="28760" calcext:value-type="float">
            <text:p>28760</text:p>
          </table:table-cell>
          <table:table-cell office:value-type="float" office:value="11254" calcext:value-type="float">
            <text:p>11254</text:p>
          </table:table-cell>
          <table:table-cell table:formula="of:=[.D17]/[.C17]" office:value-type="float" office:value="0.391307371349096" calcext:value-type="float">
            <text:p>0.3913073713</text:p>
          </table:table-cell>
          <table:table-cell/>
          <table:table-cell office:value-type="float" office:value="18583" calcext:value-type="float">
            <text:p>18583</text:p>
          </table:table-cell>
          <table:table-cell office:value-type="float" office:value="21984" calcext:value-type="float">
            <text:p>21984</text:p>
          </table:table-cell>
          <table:table-cell table:formula="of:=[.H17]/[.G17]" office:value-type="float" office:value="1.1830167357262" calcext:value-type="float">
            <text:p>1.1830167357</text:p>
          </table:table-cell>
          <table:table-cell/>
          <table:table-cell office:value-type="float" office:value="17538" calcext:value-type="float">
            <text:p>17538</text:p>
          </table:table-cell>
          <table:table-cell office:value-type="float" office:value="27780" calcext:value-type="float">
            <text:p>27780</text:p>
          </table:table-cell>
          <table:table-cell table:formula="of:=[.L17]/[.K17]" office:value-type="float" office:value="1.58398905234348" calcext:value-type="float">
            <text:p>1.5839890523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18]/10000/3600/24*600" office:value-type="float" office:value="11.1111111111111" calcext:value-type="float">
            <text:p>11.1111111111</text:p>
          </table:table-cell>
          <table:table-cell office:value-type="float" office:value="30968" calcext:value-type="float">
            <text:p>30968</text:p>
          </table:table-cell>
          <table:table-cell office:value-type="float" office:value="11976" calcext:value-type="float">
            <text:p>11976</text:p>
          </table:table-cell>
          <table:table-cell table:formula="of:=[.D18]/[.C18]" office:value-type="float" office:value="0.386721777318522" calcext:value-type="float">
            <text:p>0.3867217773</text:p>
          </table:table-cell>
          <table:table-cell/>
          <table:table-cell office:value-type="float" office:value="19803" calcext:value-type="float">
            <text:p>19803</text:p>
          </table:table-cell>
          <table:table-cell office:value-type="float" office:value="24407" calcext:value-type="float">
            <text:p>24407</text:p>
          </table:table-cell>
          <table:table-cell table:formula="of:=[.H18]/[.G18]" office:value-type="float" office:value="1.23249002676362" calcext:value-type="float">
            <text:p>1.2324900268</text:p>
          </table:table-cell>
          <table:table-cell/>
          <table:table-cell office:value-type="float" office:value="18730" calcext:value-type="float">
            <text:p>18730</text:p>
          </table:table-cell>
          <table:table-cell office:value-type="float" office:value="30231" calcext:value-type="float">
            <text:p>30231</text:p>
          </table:table-cell>
          <table:table-cell table:formula="of:=[.L18]/[.K18]" office:value-type="float" office:value="1.61404164442072" calcext:value-type="float">
            <text:p>1.614041644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19]/10000/3600/24*600" office:value-type="float" office:value="11.8055555555556" calcext:value-type="float">
            <text:p>11.8055555556</text:p>
          </table:table-cell>
          <table:table-cell office:value-type="float" office:value="33200" calcext:value-type="float">
            <text:p>33200</text:p>
          </table:table-cell>
          <table:table-cell office:value-type="float" office:value="12608" calcext:value-type="float">
            <text:p>12608</text:p>
          </table:table-cell>
          <table:table-cell table:formula="of:=[.D19]/[.C19]" office:value-type="float" office:value="0.379759036144578" calcext:value-type="float">
            <text:p>0.3797590361</text:p>
          </table:table-cell>
          <table:table-cell/>
          <table:table-cell office:value-type="float" office:value="20971" calcext:value-type="float">
            <text:p>20971</text:p>
          </table:table-cell>
          <table:table-cell office:value-type="float" office:value="26885" calcext:value-type="float">
            <text:p>26885</text:p>
          </table:table-cell>
          <table:table-cell table:formula="of:=[.H19]/[.G19]" office:value-type="float" office:value="1.28200848791188" calcext:value-type="float">
            <text:p>1.2820084879</text:p>
          </table:table-cell>
          <table:table-cell/>
          <table:table-cell office:value-type="float" office:value="19909" calcext:value-type="float">
            <text:p>19909</text:p>
          </table:table-cell>
          <table:table-cell office:value-type="float" office:value="32612" calcext:value-type="float">
            <text:p>32612</text:p>
          </table:table-cell>
          <table:table-cell table:formula="of:=[.L19]/[.K19]" office:value-type="float" office:value="1.63805314179517" calcext:value-type="float">
            <text:p>1.638053141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20]/10000/3600/24*600" office:value-type="float" office:value="12.5" calcext:value-type="float">
            <text:p>12.5</text:p>
          </table:table-cell>
          <table:table-cell office:value-type="float" office:value="35478" calcext:value-type="float">
            <text:p>35478</text:p>
          </table:table-cell>
          <table:table-cell office:value-type="float" office:value="13262" calcext:value-type="float">
            <text:p>13262</text:p>
          </table:table-cell>
          <table:table-cell table:formula="of:=[.D20]/[.C20]" office:value-type="float" office:value="0.373809121145499" calcext:value-type="float">
            <text:p>0.3738091211</text:p>
          </table:table-cell>
          <table:table-cell/>
          <table:table-cell office:value-type="float" office:value="22091" calcext:value-type="float">
            <text:p>22091</text:p>
          </table:table-cell>
          <table:table-cell office:value-type="float" office:value="29276" calcext:value-type="float">
            <text:p>29276</text:p>
          </table:table-cell>
          <table:table-cell table:formula="of:=[.H20]/[.G20]" office:value-type="float" office:value="1.32524557512109" calcext:value-type="float">
            <text:p>1.3252455751</text:p>
          </table:table-cell>
          <table:table-cell/>
          <table:table-cell office:value-type="float" office:value="21086" calcext:value-type="float">
            <text:p>21086</text:p>
          </table:table-cell>
          <table:table-cell office:value-type="float" office:value="35129" calcext:value-type="float">
            <text:p>35129</text:p>
          </table:table-cell>
          <table:table-cell table:formula="of:=[.L20]/[.K20]" office:value-type="float" office:value="1.66598691074647" calcext:value-type="float">
            <text:p>1.665986910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21]/10000/3600/24*600" office:value-type="float" office:value="13.1944444444444" calcext:value-type="float">
            <text:p>13.1944444444</text:p>
          </table:table-cell>
          <table:table-cell office:value-type="float" office:value="37679" calcext:value-type="float">
            <text:p>37679</text:p>
          </table:table-cell>
          <table:table-cell office:value-type="float" office:value="13870" calcext:value-type="float">
            <text:p>13870</text:p>
          </table:table-cell>
          <table:table-cell table:formula="of:=[.D21]/[.C21]" office:value-type="float" office:value="0.368109557047692" calcext:value-type="float">
            <text:p>0.368109557</text:p>
          </table:table-cell>
          <table:table-cell/>
          <table:table-cell office:value-type="float" office:value="23242" calcext:value-type="float">
            <text:p>23242</text:p>
          </table:table-cell>
          <table:table-cell office:value-type="float" office:value="31881" calcext:value-type="float">
            <text:p>31881</text:p>
          </table:table-cell>
          <table:table-cell table:formula="of:=[.H21]/[.G21]" office:value-type="float" office:value="1.37169778848636" calcext:value-type="float">
            <text:p>1.3716977885</text:p>
          </table:table-cell>
          <table:table-cell/>
          <table:table-cell office:value-type="float" office:value="22316" calcext:value-type="float">
            <text:p>22316</text:p>
          </table:table-cell>
          <table:table-cell office:value-type="float" office:value="37639" calcext:value-type="float">
            <text:p>37639</text:p>
          </table:table-cell>
          <table:table-cell table:formula="of:=[.L21]/[.K21]" office:value-type="float" office:value="1.6866373902133" calcext:value-type="float">
            <text:p>1.6866373902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table:formula="of:=[.A22]/10000/3600/24*600" office:value-type="float" office:value="13.8888888888889" calcext:value-type="float">
            <text:p>13.8888888889</text:p>
          </table:table-cell>
          <table:table-cell office:value-type="float" office:value="39934" calcext:value-type="float">
            <text:p>39934</text:p>
          </table:table-cell>
          <table:table-cell office:value-type="float" office:value="14464" calcext:value-type="float">
            <text:p>14464</text:p>
          </table:table-cell>
          <table:table-cell table:formula="of:=[.D22]/[.C22]" office:value-type="float" office:value="0.362197626083037" calcext:value-type="float">
            <text:p>0.3621976261</text:p>
          </table:table-cell>
          <table:table-cell/>
          <table:table-cell office:value-type="float" office:value="24332" calcext:value-type="float">
            <text:p>24332</text:p>
          </table:table-cell>
          <table:table-cell office:value-type="float" office:value="34453" calcext:value-type="float">
            <text:p>34453</text:p>
          </table:table-cell>
          <table:table-cell table:formula="of:=[.H22]/[.G22]" office:value-type="float" office:value="1.41595429886569" calcext:value-type="float">
            <text:p>1.4159542989</text:p>
          </table:table-cell>
          <table:table-cell/>
          <table:table-cell office:value-type="float" office:value="23436" calcext:value-type="float">
            <text:p>23436</text:p>
          </table:table-cell>
          <table:table-cell office:value-type="float" office:value="40103" calcext:value-type="float">
            <text:p>40103</text:p>
          </table:table-cell>
          <table:table-cell table:formula="of:=[.L22]/[.K22]" office:value-type="float" office:value="1.71117084826762" calcext:value-type="float">
            <text:p>1.7111708483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23]/10000/3600/24*600" office:value-type="float" office:value="14.5833333333333" calcext:value-type="float">
            <text:p>14.5833333333</text:p>
          </table:table-cell>
          <table:table-cell office:value-type="float" office:value="42142" calcext:value-type="float">
            <text:p>42142</text:p>
          </table:table-cell>
          <table:table-cell office:value-type="float" office:value="15043" calcext:value-type="float">
            <text:p>15043</text:p>
          </table:table-cell>
          <table:table-cell table:formula="of:=[.D23]/[.C23]" office:value-type="float" office:value="0.356959802572256" calcext:value-type="float">
            <text:p>0.3569598026</text:p>
          </table:table-cell>
          <table:table-cell/>
          <table:table-cell office:value-type="float" office:value="25477" calcext:value-type="float">
            <text:p>25477</text:p>
          </table:table-cell>
          <table:table-cell office:value-type="float" office:value="36989" calcext:value-type="float">
            <text:p>36989</text:p>
          </table:table-cell>
          <table:table-cell table:formula="of:=[.H23]/[.G23]" office:value-type="float" office:value="1.45185853907446" calcext:value-type="float">
            <text:p>1.4518585391</text:p>
          </table:table-cell>
          <table:table-cell/>
          <table:table-cell office:value-type="float" office:value="24575" calcext:value-type="float">
            <text:p>24575</text:p>
          </table:table-cell>
          <table:table-cell office:value-type="float" office:value="42691" calcext:value-type="float">
            <text:p>42691</text:p>
          </table:table-cell>
          <table:table-cell table:formula="of:=[.L23]/[.K23]" office:value-type="float" office:value="1.73717192268566" calcext:value-type="float">
            <text:p>1.737171922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24]/10000/3600/24*600" office:value-type="float" office:value="15.2777777777778" calcext:value-type="float">
            <text:p>15.2777777778</text:p>
          </table:table-cell>
          <table:table-cell office:value-type="float" office:value="44503" calcext:value-type="float">
            <text:p>44503</text:p>
          </table:table-cell>
          <table:table-cell office:value-type="float" office:value="15622" calcext:value-type="float">
            <text:p>15622</text:p>
          </table:table-cell>
          <table:table-cell table:formula="of:=[.D24]/[.C24]" office:value-type="float" office:value="0.351032514661933" calcext:value-type="float">
            <text:p>0.3510325147</text:p>
          </table:table-cell>
          <table:table-cell/>
          <table:table-cell office:value-type="float" office:value="26513" calcext:value-type="float">
            <text:p>26513</text:p>
          </table:table-cell>
          <table:table-cell office:value-type="float" office:value="39660" calcext:value-type="float">
            <text:p>39660</text:p>
          </table:table-cell>
          <table:table-cell table:formula="of:=[.H24]/[.G24]" office:value-type="float" office:value="1.49586995059028" calcext:value-type="float">
            <text:p>1.4958699506</text:p>
          </table:table-cell>
          <table:table-cell/>
          <table:table-cell office:value-type="float" office:value="25750" calcext:value-type="float">
            <text:p>25750</text:p>
          </table:table-cell>
          <table:table-cell office:value-type="float" office:value="45272" calcext:value-type="float">
            <text:p>45272</text:p>
          </table:table-cell>
          <table:table-cell table:formula="of:=[.L24]/[.K24]" office:value-type="float" office:value="1.7581359223301" calcext:value-type="float">
            <text:p>1.7581359223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25]/10000/3600/24*600" office:value-type="float" office:value="15.9722222222222" calcext:value-type="float">
            <text:p>15.9722222222</text:p>
          </table:table-cell>
          <table:table-cell office:value-type="float" office:value="46922" calcext:value-type="float">
            <text:p>46922</text:p>
          </table:table-cell>
          <table:table-cell office:value-type="float" office:value="16184" calcext:value-type="float">
            <text:p>16184</text:p>
          </table:table-cell>
          <table:table-cell table:formula="of:=[.D25]/[.C25]" office:value-type="float" office:value="0.344912834065044" calcext:value-type="float">
            <text:p>0.3449128341</text:p>
          </table:table-cell>
          <table:table-cell/>
          <table:table-cell office:value-type="float" office:value="27506" calcext:value-type="float">
            <text:p>27506</text:p>
          </table:table-cell>
          <table:table-cell office:value-type="float" office:value="42463" calcext:value-type="float">
            <text:p>42463</text:p>
          </table:table-cell>
          <table:table-cell table:formula="of:=[.H25]/[.G25]" office:value-type="float" office:value="1.54377226786883" calcext:value-type="float">
            <text:p>1.5437722679</text:p>
          </table:table-cell>
          <table:table-cell/>
          <table:table-cell office:value-type="float" office:value="26846" calcext:value-type="float">
            <text:p>26846</text:p>
          </table:table-cell>
          <table:table-cell office:value-type="float" office:value="47748" calcext:value-type="float">
            <text:p>47748</text:p>
          </table:table-cell>
          <table:table-cell table:formula="of:=[.L25]/[.K25]" office:value-type="float" office:value="1.77858898904865" calcext:value-type="float">
            <text:p>1.778588989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26]/10000/3600/24*600" office:value-type="float" office:value="16.6666666666667" calcext:value-type="float">
            <text:p>16.6666666667</text:p>
          </table:table-cell>
          <table:table-cell office:value-type="float" office:value="49113" calcext:value-type="float">
            <text:p>49113</text:p>
          </table:table-cell>
          <table:table-cell office:value-type="float" office:value="16696" calcext:value-type="float">
            <text:p>16696</text:p>
          </table:table-cell>
          <table:table-cell table:formula="of:=[.D26]/[.C26]" office:value-type="float" office:value="0.339950725877059" calcext:value-type="float">
            <text:p>0.3399507259</text:p>
          </table:table-cell>
          <table:table-cell/>
          <table:table-cell office:value-type="float" office:value="28531" calcext:value-type="float">
            <text:p>28531</text:p>
          </table:table-cell>
          <table:table-cell office:value-type="float" office:value="45249" calcext:value-type="float">
            <text:p>45249</text:p>
          </table:table-cell>
          <table:table-cell table:formula="of:=[.H26]/[.G26]" office:value-type="float" office:value="1.58595913217202" calcext:value-type="float">
            <text:p>1.5859591322</text:p>
          </table:table-cell>
          <table:table-cell/>
          <table:table-cell office:value-type="float" office:value="27897" calcext:value-type="float">
            <text:p>27897</text:p>
          </table:table-cell>
          <table:table-cell office:value-type="float" office:value="50286" calcext:value-type="float">
            <text:p>50286</text:p>
          </table:table-cell>
          <table:table-cell table:formula="of:=[.L26]/[.K26]" office:value-type="float" office:value="1.80255941499086" calcext:value-type="float">
            <text:p>1.80255941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27]/10000/3600/24*600" office:value-type="float" office:value="17.3611111111111" calcext:value-type="float">
            <text:p>17.3611111111</text:p>
          </table:table-cell>
          <table:table-cell office:value-type="float" office:value="51334" calcext:value-type="float">
            <text:p>51334</text:p>
          </table:table-cell>
          <table:table-cell office:value-type="float" office:value="17177" calcext:value-type="float">
            <text:p>17177</text:p>
          </table:table-cell>
          <table:table-cell table:formula="of:=[.D27]/[.C27]" office:value-type="float" office:value="0.334612537499513" calcext:value-type="float">
            <text:p>0.3346125375</text:p>
          </table:table-cell>
          <table:table-cell/>
          <table:table-cell office:value-type="float" office:value="29504" calcext:value-type="float">
            <text:p>29504</text:p>
          </table:table-cell>
          <table:table-cell office:value-type="float" office:value="48107" calcext:value-type="float">
            <text:p>48107</text:p>
          </table:table-cell>
          <table:table-cell table:formula="of:=[.H27]/[.G27]" office:value-type="float" office:value="1.63052467462039" calcext:value-type="float">
            <text:p>1.6305246746</text:p>
          </table:table-cell>
          <table:table-cell/>
          <table:table-cell office:value-type="float" office:value="28952" calcext:value-type="float">
            <text:p>28952</text:p>
          </table:table-cell>
          <table:table-cell office:value-type="float" office:value="52968" calcext:value-type="float">
            <text:p>52968</text:p>
          </table:table-cell>
          <table:table-cell table:formula="of:=[.L27]/[.K27]" office:value-type="float" office:value="1.8295109146173" calcext:value-type="float">
            <text:p>1.8295109146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28]/10000/3600/24*600" office:value-type="float" office:value="18.0555555555556" calcext:value-type="float">
            <text:p>18.0555555556</text:p>
          </table:table-cell>
          <table:table-cell office:value-type="float" office:value="53554" calcext:value-type="float">
            <text:p>53554</text:p>
          </table:table-cell>
          <table:table-cell office:value-type="float" office:value="17673" calcext:value-type="float">
            <text:p>17673</text:p>
          </table:table-cell>
          <table:table-cell table:formula="of:=[.D28]/[.C28]" office:value-type="float" office:value="0.330003361093476" calcext:value-type="float">
            <text:p>0.3300033611</text:p>
          </table:table-cell>
          <table:table-cell/>
          <table:table-cell office:value-type="float" office:value="30397" calcext:value-type="float">
            <text:p>30397</text:p>
          </table:table-cell>
          <table:table-cell office:value-type="float" office:value="50982" calcext:value-type="float">
            <text:p>50982</text:p>
          </table:table-cell>
          <table:table-cell table:formula="of:=[.H28]/[.G28]" office:value-type="float" office:value="1.67720498733428" calcext:value-type="float">
            <text:p>1.6772049873</text:p>
          </table:table-cell>
          <table:table-cell/>
          <table:table-cell office:value-type="float" office:value="29980" calcext:value-type="float">
            <text:p>29980</text:p>
          </table:table-cell>
          <table:table-cell office:value-type="float" office:value="55504" calcext:value-type="float">
            <text:p>55504</text:p>
          </table:table-cell>
          <table:table-cell table:formula="of:=[.L28]/[.K28]" office:value-type="float" office:value="1.85136757838559" calcext:value-type="float">
            <text:p>1.8513675784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29]/10000/3600/24*600" office:value-type="float" office:value="18.75" calcext:value-type="float">
            <text:p>18.75</text:p>
          </table:table-cell>
          <table:table-cell office:value-type="float" office:value="55990" calcext:value-type="float">
            <text:p>55990</text:p>
          </table:table-cell>
          <table:table-cell office:value-type="float" office:value="18166" calcext:value-type="float">
            <text:p>18166</text:p>
          </table:table-cell>
          <table:table-cell table:formula="of:=[.D29]/[.C29]" office:value-type="float" office:value="0.324450794784783" calcext:value-type="float">
            <text:p>0.3244507948</text:p>
          </table:table-cell>
          <table:table-cell/>
          <table:table-cell office:value-type="float" office:value="31288" calcext:value-type="float">
            <text:p>31288</text:p>
          </table:table-cell>
          <table:table-cell office:value-type="float" office:value="53914" calcext:value-type="float">
            <text:p>53914</text:p>
          </table:table-cell>
          <table:table-cell table:formula="of:=[.H29]/[.G29]" office:value-type="float" office:value="1.723152646382" calcext:value-type="float">
            <text:p>1.7231526464</text:p>
          </table:table-cell>
          <table:table-cell/>
          <table:table-cell office:value-type="float" office:value="31045" calcext:value-type="float">
            <text:p>31045</text:p>
          </table:table-cell>
          <table:table-cell office:value-type="float" office:value="58203" calcext:value-type="float">
            <text:p>58203</text:p>
          </table:table-cell>
          <table:table-cell table:formula="of:=[.L29]/[.K29]" office:value-type="float" office:value="1.87479465292318" calcext:value-type="float">
            <text:p>1.8747946529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30]/10000/3600/24*600" office:value-type="float" office:value="19.4444444444444" calcext:value-type="float">
            <text:p>19.4444444444</text:p>
          </table:table-cell>
          <table:table-cell office:value-type="float" office:value="58459" calcext:value-type="float">
            <text:p>58459</text:p>
          </table:table-cell>
          <table:table-cell office:value-type="float" office:value="18603" calcext:value-type="float">
            <text:p>18603</text:p>
          </table:table-cell>
          <table:table-cell table:formula="of:=[.D30]/[.C30]" office:value-type="float" office:value="0.318223028105168" calcext:value-type="float">
            <text:p>0.3182230281</text:p>
          </table:table-cell>
          <table:table-cell/>
          <table:table-cell office:value-type="float" office:value="32070" calcext:value-type="float">
            <text:p>32070</text:p>
          </table:table-cell>
          <table:table-cell office:value-type="float" office:value="56899" calcext:value-type="float">
            <text:p>56899</text:p>
          </table:table-cell>
          <table:table-cell table:formula="of:=[.H30]/[.G30]" office:value-type="float" office:value="1.77421265980667" calcext:value-type="float">
            <text:p>1.7742126598</text:p>
          </table:table-cell>
          <table:table-cell/>
          <table:table-cell office:value-type="float" office:value="32071" calcext:value-type="float">
            <text:p>32071</text:p>
          </table:table-cell>
          <table:table-cell office:value-type="float" office:value="60818" calcext:value-type="float">
            <text:p>60818</text:p>
          </table:table-cell>
          <table:table-cell table:formula="of:=[.L30]/[.K30]" office:value-type="float" office:value="1.89635496242711" calcext:value-type="float">
            <text:p>1.8963549624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31]/10000/3600/24*600" office:value-type="float" office:value="20.1388888888889" calcext:value-type="float">
            <text:p>20.1388888889</text:p>
          </table:table-cell>
          <table:table-cell office:value-type="float" office:value="60735" calcext:value-type="float">
            <text:p>60735</text:p>
          </table:table-cell>
          <table:table-cell office:value-type="float" office:value="19017" calcext:value-type="float">
            <text:p>19017</text:p>
          </table:table-cell>
          <table:table-cell table:formula="of:=[.D31]/[.C31]" office:value-type="float" office:value="0.31311434922203" calcext:value-type="float">
            <text:p>0.3131143492</text:p>
          </table:table-cell>
          <table:table-cell/>
          <table:table-cell office:value-type="float" office:value="32850" calcext:value-type="float">
            <text:p>32850</text:p>
          </table:table-cell>
          <table:table-cell office:value-type="float" office:value="59948" calcext:value-type="float">
            <text:p>59948</text:p>
          </table:table-cell>
          <table:table-cell table:formula="of:=[.H31]/[.G31]" office:value-type="float" office:value="1.82490106544901" calcext:value-type="float">
            <text:p>1.8249010654</text:p>
          </table:table-cell>
          <table:table-cell/>
          <table:table-cell office:value-type="float" office:value="33009" calcext:value-type="float">
            <text:p>33009</text:p>
          </table:table-cell>
          <table:table-cell office:value-type="float" office:value="63390" calcext:value-type="float">
            <text:p>63390</text:p>
          </table:table-cell>
          <table:table-cell table:formula="of:=[.L31]/[.K31]" office:value-type="float" office:value="1.92038534945015" calcext:value-type="float">
            <text:p>1.9203853495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table:formula="of:=[.A32]/10000/3600/24*600" office:value-type="float" office:value="20.8333333333333" calcext:value-type="float">
            <text:p>20.8333333333</text:p>
          </table:table-cell>
          <table:table-cell office:value-type="float" office:value="62968" calcext:value-type="float">
            <text:p>62968</text:p>
          </table:table-cell>
          <table:table-cell office:value-type="float" office:value="19430" calcext:value-type="float">
            <text:p>19430</text:p>
          </table:table-cell>
          <table:table-cell table:formula="of:=[.D32]/[.C32]" office:value-type="float" office:value="0.308569432092491" calcext:value-type="float">
            <text:p>0.3085694321</text:p>
          </table:table-cell>
          <table:table-cell/>
          <table:table-cell office:value-type="float" office:value="33590" calcext:value-type="float">
            <text:p>33590</text:p>
          </table:table-cell>
          <table:table-cell office:value-type="float" office:value="63096" calcext:value-type="float">
            <text:p>63096</text:p>
          </table:table-cell>
          <table:table-cell table:formula="of:=[.H32]/[.G32]" office:value-type="float" office:value="1.87841619529622" calcext:value-type="float">
            <text:p>1.8784161953</text:p>
          </table:table-cell>
          <table:table-cell/>
          <table:table-cell office:value-type="float" office:value="34045" calcext:value-type="float">
            <text:p>34045</text:p>
          </table:table-cell>
          <table:table-cell office:value-type="float" office:value="65949" calcext:value-type="float">
            <text:p>65949</text:p>
          </table:table-cell>
          <table:table-cell table:formula="of:=[.L32]/[.K32]" office:value-type="float" office:value="1.93711264502864" calcext:value-type="float">
            <text:p>1.937112645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33]/10000/3600/24*600" office:value-type="float" office:value="21.5277777777778" calcext:value-type="float">
            <text:p>21.5277777778</text:p>
          </table:table-cell>
          <table:table-cell office:value-type="float" office:value="65263" calcext:value-type="float">
            <text:p>65263</text:p>
          </table:table-cell>
          <table:table-cell office:value-type="float" office:value="19857" calcext:value-type="float">
            <text:p>19857</text:p>
          </table:table-cell>
          <table:table-cell table:formula="of:=[.D33]/[.C33]" office:value-type="float" office:value="0.304261219986823" calcext:value-type="float">
            <text:p>0.30426122</text:p>
          </table:table-cell>
          <table:table-cell/>
          <table:table-cell office:value-type="float" office:value="34299" calcext:value-type="float">
            <text:p>34299</text:p>
          </table:table-cell>
          <table:table-cell office:value-type="float" office:value="66271" calcext:value-type="float">
            <text:p>66271</text:p>
          </table:table-cell>
          <table:table-cell table:formula="of:=[.H33]/[.G33]" office:value-type="float" office:value="1.9321554564273" calcext:value-type="float">
            <text:p>1.9321554564</text:p>
          </table:table-cell>
          <table:table-cell/>
          <table:table-cell office:value-type="float" office:value="34979" calcext:value-type="float">
            <text:p>34979</text:p>
          </table:table-cell>
          <table:table-cell office:value-type="float" office:value="68653" calcext:value-type="float">
            <text:p>68653</text:p>
          </table:table-cell>
          <table:table-cell table:formula="of:=[.L33]/[.K33]" office:value-type="float" office:value="1.9626919008548" calcext:value-type="float">
            <text:p>1.9626919009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34]/10000/3600/24*600" office:value-type="float" office:value="22.2222222222222" calcext:value-type="float">
            <text:p>22.2222222222</text:p>
          </table:table-cell>
          <table:table-cell office:value-type="float" office:value="67747" calcext:value-type="float">
            <text:p>67747</text:p>
          </table:table-cell>
          <table:table-cell office:value-type="float" office:value="20292" calcext:value-type="float">
            <text:p>20292</text:p>
          </table:table-cell>
          <table:table-cell table:formula="of:=[.D34]/[.C34]" office:value-type="float" office:value="0.299526178280957" calcext:value-type="float">
            <text:p>0.2995261783</text:p>
          </table:table-cell>
          <table:table-cell/>
          <table:table-cell office:value-type="float" office:value="35012" calcext:value-type="float">
            <text:p>35012</text:p>
          </table:table-cell>
          <table:table-cell office:value-type="float" office:value="69590" calcext:value-type="float">
            <text:p>69590</text:p>
          </table:table-cell>
          <table:table-cell table:formula="of:=[.H34]/[.G34]" office:value-type="float" office:value="1.98760424997144" calcext:value-type="float">
            <text:p>1.98760425</text:p>
          </table:table-cell>
          <table:table-cell/>
          <table:table-cell office:value-type="float" office:value="35981" calcext:value-type="float">
            <text:p>35981</text:p>
          </table:table-cell>
          <table:table-cell office:value-type="float" office:value="71385" calcext:value-type="float">
            <text:p>71385</text:p>
          </table:table-cell>
          <table:table-cell table:formula="of:=[.L34]/[.K34]" office:value-type="float" office:value="1.9839637586504" calcext:value-type="float">
            <text:p>1.9839637587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35]/10000/3600/24*600" office:value-type="float" office:value="22.9166666666667" calcext:value-type="float">
            <text:p>22.9166666667</text:p>
          </table:table-cell>
          <table:table-cell office:value-type="float" office:value="70195" calcext:value-type="float">
            <text:p>70195</text:p>
          </table:table-cell>
          <table:table-cell office:value-type="float" office:value="20698" calcext:value-type="float">
            <text:p>20698</text:p>
          </table:table-cell>
          <table:table-cell table:formula="of:=[.D35]/[.C35]" office:value-type="float" office:value="0.294864306574542" calcext:value-type="float">
            <text:p>0.2948643066</text:p>
          </table:table-cell>
          <table:table-cell/>
          <table:table-cell office:value-type="float" office:value="35700" calcext:value-type="float">
            <text:p>35700</text:p>
          </table:table-cell>
          <table:table-cell office:value-type="float" office:value="73014" calcext:value-type="float">
            <text:p>73014</text:p>
          </table:table-cell>
          <table:table-cell table:formula="of:=[.H35]/[.G35]" office:value-type="float" office:value="2.04521008403361" calcext:value-type="float">
            <text:p>2.045210084</text:p>
          </table:table-cell>
          <table:table-cell/>
          <table:table-cell office:value-type="float" office:value="36879" calcext:value-type="float">
            <text:p>36879</text:p>
          </table:table-cell>
          <table:table-cell office:value-type="float" office:value="74130" calcext:value-type="float">
            <text:p>74130</text:p>
          </table:table-cell>
          <table:table-cell table:formula="of:=[.L35]/[.K35]" office:value-type="float" office:value="2.01008704140568" calcext:value-type="float">
            <text:p>2.010087041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36]/10000/3600/24*600" office:value-type="float" office:value="23.6111111111111" calcext:value-type="float">
            <text:p>23.6111111111</text:p>
          </table:table-cell>
          <table:table-cell office:value-type="float" office:value="72409" calcext:value-type="float">
            <text:p>72409</text:p>
          </table:table-cell>
          <table:table-cell office:value-type="float" office:value="21082" calcext:value-type="float">
            <text:p>21082</text:p>
          </table:table-cell>
          <table:table-cell table:formula="of:=[.D36]/[.C36]" office:value-type="float" office:value="0.291151652418898" calcext:value-type="float">
            <text:p>0.2911516524</text:p>
          </table:table-cell>
          <table:table-cell/>
          <table:table-cell office:value-type="float" office:value="36283" calcext:value-type="float">
            <text:p>36283</text:p>
          </table:table-cell>
          <table:table-cell office:value-type="float" office:value="76505" calcext:value-type="float">
            <text:p>76505</text:p>
          </table:table-cell>
          <table:table-cell table:formula="of:=[.H36]/[.G36]" office:value-type="float" office:value="2.10856323898244" calcext:value-type="float">
            <text:p>2.108563239</text:p>
          </table:table-cell>
          <table:table-cell/>
          <table:table-cell office:value-type="float" office:value="37757" calcext:value-type="float">
            <text:p>37757</text:p>
          </table:table-cell>
          <table:table-cell office:value-type="float" office:value="76864" calcext:value-type="float">
            <text:p>76864</text:p>
          </table:table-cell>
          <table:table-cell table:formula="of:=[.L36]/[.K36]" office:value-type="float" office:value="2.03575495934529" calcext:value-type="float">
            <text:p>2.0357549593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37]/10000/3600/24*600" office:value-type="float" office:value="24.3055555555556" calcext:value-type="float">
            <text:p>24.3055555556</text:p>
          </table:table-cell>
          <table:table-cell office:value-type="float" office:value="74642" calcext:value-type="float">
            <text:p>74642</text:p>
          </table:table-cell>
          <table:table-cell office:value-type="float" office:value="21452" calcext:value-type="float">
            <text:p>21452</text:p>
          </table:table-cell>
          <table:table-cell table:formula="of:=[.D37]/[.C37]" office:value-type="float" office:value="0.28739851558104" calcext:value-type="float">
            <text:p>0.2873985156</text:p>
          </table:table-cell>
          <table:table-cell/>
          <table:table-cell office:value-type="float" office:value="36839" calcext:value-type="float">
            <text:p>36839</text:p>
          </table:table-cell>
          <table:table-cell office:value-type="float" office:value="80031" calcext:value-type="float">
            <text:p>80031</text:p>
          </table:table-cell>
          <table:table-cell table:formula="of:=[.H37]/[.G37]" office:value-type="float" office:value="2.17245310676186" calcext:value-type="float">
            <text:p>2.1724531068</text:p>
          </table:table-cell>
          <table:table-cell/>
          <table:table-cell office:value-type="float" office:value="38692" calcext:value-type="float">
            <text:p>38692</text:p>
          </table:table-cell>
          <table:table-cell office:value-type="float" office:value="79698" calcext:value-type="float">
            <text:p>79698</text:p>
          </table:table-cell>
          <table:table-cell table:formula="of:=[.L37]/[.K37]" office:value-type="float" office:value="2.05980564457769" calcext:value-type="float">
            <text:p>2.0598056446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38]/10000/3600/24*600" office:value-type="float" office:value="25" calcext:value-type="float">
            <text:p>25</text:p>
          </table:table-cell>
          <table:table-cell office:value-type="float" office:value="76983" calcext:value-type="float">
            <text:p>76983</text:p>
          </table:table-cell>
          <table:table-cell office:value-type="float" office:value="21822" calcext:value-type="float">
            <text:p>21822</text:p>
          </table:table-cell>
          <table:table-cell table:formula="of:=[.D38]/[.C38]" office:value-type="float" office:value="0.283465180624294" calcext:value-type="float">
            <text:p>0.2834651806</text:p>
          </table:table-cell>
          <table:table-cell/>
          <table:table-cell office:value-type="float" office:value="37351" calcext:value-type="float">
            <text:p>37351</text:p>
          </table:table-cell>
          <table:table-cell office:value-type="float" office:value="83672" calcext:value-type="float">
            <text:p>83672</text:p>
          </table:table-cell>
          <table:table-cell table:formula="of:=[.H38]/[.G38]" office:value-type="float" office:value="2.24015421273861" calcext:value-type="float">
            <text:p>2.2401542127</text:p>
          </table:table-cell>
          <table:table-cell/>
          <table:table-cell office:value-type="float" office:value="39593" calcext:value-type="float">
            <text:p>39593</text:p>
          </table:table-cell>
          <table:table-cell office:value-type="float" office:value="82504" calcext:value-type="float">
            <text:p>82504</text:p>
          </table:table-cell>
          <table:table-cell table:formula="of:=[.L38]/[.K38]" office:value-type="float" office:value="2.08380269239512" calcext:value-type="float">
            <text:p>2.0838026924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39]/10000/3600/24*600" office:value-type="float" office:value="25.6944444444444" calcext:value-type="float">
            <text:p>25.6944444444</text:p>
          </table:table-cell>
          <table:table-cell office:value-type="float" office:value="79409" calcext:value-type="float">
            <text:p>79409</text:p>
          </table:table-cell>
          <table:table-cell office:value-type="float" office:value="22226" calcext:value-type="float">
            <text:p>22226</text:p>
          </table:table-cell>
          <table:table-cell table:formula="of:=[.D39]/[.C39]" office:value-type="float" office:value="0.279892707375738" calcext:value-type="float">
            <text:p>0.2798927074</text:p>
          </table:table-cell>
          <table:table-cell/>
          <table:table-cell office:value-type="float" office:value="37846" calcext:value-type="float">
            <text:p>37846</text:p>
          </table:table-cell>
          <table:table-cell office:value-type="float" office:value="87286" calcext:value-type="float">
            <text:p>87286</text:p>
          </table:table-cell>
          <table:table-cell table:formula="of:=[.H39]/[.G39]" office:value-type="float" office:value="2.30634677376737" calcext:value-type="float">
            <text:p>2.3063467738</text:p>
          </table:table-cell>
          <table:table-cell/>
          <table:table-cell office:value-type="float" office:value="40477" calcext:value-type="float">
            <text:p>40477</text:p>
          </table:table-cell>
          <table:table-cell office:value-type="float" office:value="85194" calcext:value-type="float">
            <text:p>85194</text:p>
          </table:table-cell>
          <table:table-cell table:formula="of:=[.L39]/[.K39]" office:value-type="float" office:value="2.10475084615955" calcext:value-type="float">
            <text:p>2.1047508462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40]/10000/3600/24*600" office:value-type="float" office:value="26.3888888888889" calcext:value-type="float">
            <text:p>26.3888888889</text:p>
          </table:table-cell>
          <table:table-cell office:value-type="float" office:value="81800" calcext:value-type="float">
            <text:p>81800</text:p>
          </table:table-cell>
          <table:table-cell office:value-type="float" office:value="22605" calcext:value-type="float">
            <text:p>22605</text:p>
          </table:table-cell>
          <table:table-cell table:formula="of:=[.D40]/[.C40]" office:value-type="float" office:value="0.276344743276284" calcext:value-type="float">
            <text:p>0.2763447433</text:p>
          </table:table-cell>
          <table:table-cell/>
          <table:table-cell office:value-type="float" office:value="38314" calcext:value-type="float">
            <text:p>38314</text:p>
          </table:table-cell>
          <table:table-cell office:value-type="float" office:value="91138" calcext:value-type="float">
            <text:p>91138</text:p>
          </table:table-cell>
          <table:table-cell table:formula="of:=[.H40]/[.G40]" office:value-type="float" office:value="2.37871274207861" calcext:value-type="float">
            <text:p>2.3787127421</text:p>
          </table:table-cell>
          <table:table-cell/>
          <table:table-cell office:value-type="float" office:value="41349" calcext:value-type="float">
            <text:p>41349</text:p>
          </table:table-cell>
          <table:table-cell office:value-type="float" office:value="88035" calcext:value-type="float">
            <text:p>88035</text:p>
          </table:table-cell>
          <table:table-cell table:formula="of:=[.L40]/[.K40]" office:value-type="float" office:value="2.12907204527316" calcext:value-type="float">
            <text:p>2.1290720453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41]/10000/3600/24*600" office:value-type="float" office:value="27.0833333333333" calcext:value-type="float">
            <text:p>27.0833333333</text:p>
          </table:table-cell>
          <table:table-cell office:value-type="float" office:value="84205" calcext:value-type="float">
            <text:p>84205</text:p>
          </table:table-cell>
          <table:table-cell office:value-type="float" office:value="22982" calcext:value-type="float">
            <text:p>22982</text:p>
          </table:table-cell>
          <table:table-cell table:formula="of:=[.D41]/[.C41]" office:value-type="float" office:value="0.272929160976189" calcext:value-type="float">
            <text:p>0.272929161</text:p>
          </table:table-cell>
          <table:table-cell/>
          <table:table-cell office:value-type="float" office:value="38729" calcext:value-type="float">
            <text:p>38729</text:p>
          </table:table-cell>
          <table:table-cell office:value-type="float" office:value="94886" calcext:value-type="float">
            <text:p>94886</text:p>
          </table:table-cell>
          <table:table-cell table:formula="of:=[.H41]/[.G41]" office:value-type="float" office:value="2.44999870897777" calcext:value-type="float">
            <text:p>2.449998709</text:p>
          </table:table-cell>
          <table:table-cell/>
          <table:table-cell office:value-type="float" office:value="42170" calcext:value-type="float">
            <text:p>42170</text:p>
          </table:table-cell>
          <table:table-cell office:value-type="float" office:value="90899" calcext:value-type="float">
            <text:p>90899</text:p>
          </table:table-cell>
          <table:table-cell table:formula="of:=[.L41]/[.K41]" office:value-type="float" office:value="2.15553711169078" calcext:value-type="float">
            <text:p>2.1555371117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table:formula="of:=[.A42]/10000/3600/24*600" office:value-type="float" office:value="27.7777777777778" calcext:value-type="float">
            <text:p>27.7777777778</text:p>
          </table:table-cell>
          <table:table-cell office:value-type="float" office:value="86588" calcext:value-type="float">
            <text:p>86588</text:p>
          </table:table-cell>
          <table:table-cell office:value-type="float" office:value="23321" calcext:value-type="float">
            <text:p>23321</text:p>
          </table:table-cell>
          <table:table-cell table:formula="of:=[.D42]/[.C42]" office:value-type="float" office:value="0.269332932969927" calcext:value-type="float">
            <text:p>0.269332933</text:p>
          </table:table-cell>
          <table:table-cell/>
          <table:table-cell office:value-type="float" office:value="39083" calcext:value-type="float">
            <text:p>39083</text:p>
          </table:table-cell>
          <table:table-cell office:value-type="float" office:value="98681" calcext:value-type="float">
            <text:p>98681</text:p>
          </table:table-cell>
          <table:table-cell table:formula="of:=[.H42]/[.G42]" office:value-type="float" office:value="2.5249085280045" calcext:value-type="float">
            <text:p>2.524908528</text:p>
          </table:table-cell>
          <table:table-cell/>
          <table:table-cell office:value-type="float" office:value="42974" calcext:value-type="float">
            <text:p>42974</text:p>
          </table:table-cell>
          <table:table-cell office:value-type="float" office:value="93809" calcext:value-type="float">
            <text:p>93809</text:p>
          </table:table-cell>
          <table:table-cell table:formula="of:=[.L42]/[.K42]" office:value-type="float" office:value="2.1829245590357" calcext:value-type="float">
            <text:p>2.182924559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43]/10000/3600/24*600" office:value-type="float" office:value="28.4722222222222" calcext:value-type="float">
            <text:p>28.4722222222</text:p>
          </table:table-cell>
          <table:table-cell office:value-type="float" office:value="88914" calcext:value-type="float">
            <text:p>88914</text:p>
          </table:table-cell>
          <table:table-cell office:value-type="float" office:value="23699" calcext:value-type="float">
            <text:p>23699</text:p>
          </table:table-cell>
          <table:table-cell table:formula="of:=[.D43]/[.C43]" office:value-type="float" office:value="0.266538452887059" calcext:value-type="float">
            <text:p>0.2665384529</text:p>
          </table:table-cell>
          <table:table-cell/>
          <table:table-cell office:value-type="float" office:value="39437" calcext:value-type="float">
            <text:p>39437</text:p>
          </table:table-cell>
          <table:table-cell office:value-type="float" office:value="102706" calcext:value-type="float">
            <text:p>102706</text:p>
          </table:table-cell>
          <table:table-cell table:formula="of:=[.H43]/[.G43]" office:value-type="float" office:value="2.60430560133884" calcext:value-type="float">
            <text:p>2.6043056013</text:p>
          </table:table-cell>
          <table:table-cell/>
          <table:table-cell office:value-type="float" office:value="43842" calcext:value-type="float">
            <text:p>43842</text:p>
          </table:table-cell>
          <table:table-cell office:value-type="float" office:value="96654" calcext:value-type="float">
            <text:p>96654</text:p>
          </table:table-cell>
          <table:table-cell table:formula="of:=[.L43]/[.K43]" office:value-type="float" office:value="2.20459833036814" calcext:value-type="float">
            <text:p>2.2045983304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44]/10000/3600/24*600" office:value-type="float" office:value="29.1666666666667" calcext:value-type="float">
            <text:p>29.1666666667</text:p>
          </table:table-cell>
          <table:table-cell office:value-type="float" office:value="91229" calcext:value-type="float">
            <text:p>91229</text:p>
          </table:table-cell>
          <table:table-cell office:value-type="float" office:value="24048" calcext:value-type="float">
            <text:p>24048</text:p>
          </table:table-cell>
          <table:table-cell table:formula="of:=[.D44]/[.C44]" office:value-type="float" office:value="0.263600390226792" calcext:value-type="float">
            <text:p>0.2636003902</text:p>
          </table:table-cell>
          <table:table-cell/>
          <table:table-cell office:value-type="float" office:value="39738" calcext:value-type="float">
            <text:p>39738</text:p>
          </table:table-cell>
          <table:table-cell office:value-type="float" office:value="106641" calcext:value-type="float">
            <text:p>106641</text:p>
          </table:table-cell>
          <table:table-cell table:formula="of:=[.H44]/[.G44]" office:value-type="float" office:value="2.68360259701042" calcext:value-type="float">
            <text:p>2.683602597</text:p>
          </table:table-cell>
          <table:table-cell/>
          <table:table-cell office:value-type="float" office:value="44583" calcext:value-type="float">
            <text:p>44583</text:p>
          </table:table-cell>
          <table:table-cell office:value-type="float" office:value="99575" calcext:value-type="float">
            <text:p>99575</text:p>
          </table:table-cell>
          <table:table-cell table:formula="of:=[.L44]/[.K44]" office:value-type="float" office:value="2.23347464280107" calcext:value-type="float">
            <text:p>2.233474642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45]/10000/3600/24*600" office:value-type="float" office:value="29.8611111111111" calcext:value-type="float">
            <text:p>29.8611111111</text:p>
          </table:table-cell>
          <table:table-cell office:value-type="float" office:value="93630" calcext:value-type="float">
            <text:p>93630</text:p>
          </table:table-cell>
          <table:table-cell office:value-type="float" office:value="24401" calcext:value-type="float">
            <text:p>24401</text:p>
          </table:table-cell>
          <table:table-cell table:formula="of:=[.D45]/[.C45]" office:value-type="float" office:value="0.260610915304924" calcext:value-type="float">
            <text:p>0.2606109153</text:p>
          </table:table-cell>
          <table:table-cell/>
          <table:table-cell office:value-type="float" office:value="40012" calcext:value-type="float">
            <text:p>40012</text:p>
          </table:table-cell>
          <table:table-cell office:value-type="float" office:value="110744" calcext:value-type="float">
            <text:p>110744</text:p>
          </table:table-cell>
          <table:table-cell table:formula="of:=[.H45]/[.G45]" office:value-type="float" office:value="2.76776966909927" calcext:value-type="float">
            <text:p>2.7677696691</text:p>
          </table:table-cell>
          <table:table-cell/>
          <table:table-cell office:value-type="float" office:value="45324" calcext:value-type="float">
            <text:p>45324</text:p>
          </table:table-cell>
          <table:table-cell office:value-type="float" office:value="102507" calcext:value-type="float">
            <text:p>102507</text:p>
          </table:table-cell>
          <table:table-cell table:formula="of:=[.L45]/[.K45]" office:value-type="float" office:value="2.2616494572412" calcext:value-type="float">
            <text:p>2.2616494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12:19:46.319979340</dc:date>
    <meta:generator>LibreOffice/4.2.8.2$Linux_X86_64 LibreOffice_project/420m0$Build-2</meta:generator>
    <meta:editing-duration>PT5S</meta:editing-duration>
    <meta:editing-cycles>2</meta:editing-cycles>
    <meta:document-statistic meta:table-count="1" meta:cell-count="4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703cm" style:legend-expansion="high" chart:style-name="ch2"/>
        <chart:plot-area chart:style-name="ch3" table:cell-range-address="Sheet1.B1:Sheet1.B31 Sheet1.E1:Sheet1.E31 Sheet1.I1:Sheet1.I31 Sheet1.M1:Sheet1.M31" chart:data-source-has-labels="both" svg:x="0.32cm" svg:y="0.18cm" svg:width="12.111cm" svg:height="8.64cm">
          <chartooo:coordinate-region svg:x="1.047cm" svg:y="0.379cm" svg:width="11.384cm" svg:height="6.265cm"/>
          <chart:axis chart:dimension="x" chart:name="primary-x" chart:style-name="ch4" chartooo:axis-type="auto">
            <chartooo:date-scale/>
            <chart:categories table:cell-range-address="Sheet1.B2:Sheet1.B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1" chart:label-cell-address="Sheet1.E1:Sheet1.E1" chart:class="chart:line">
            <chart:data-point chart:repeated="30"/>
          </chart:series>
          <chart:series chart:style-name="ch7" chart:values-cell-range-address="Sheet1.I2:Sheet1.I31" chart:label-cell-address="Sheet1.I1:Sheet1.I1" chart:class="chart:line">
            <chart:data-point chart:repeated="30"/>
          </chart:series>
          <chart:series chart:style-name="ch8" chart:values-cell-range-address="Sheet1.M2:Sheet1.M31" chart:label-cell-address="Sheet1.M1:Sheet1.M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-dens</text:p>
                <draw:g>
                  <svg:desc>Sheet1.E1:Sheet1.E1</svg:desc>
                </draw:g>
              </table:table-cell>
              <table:table-cell office:value-type="string">
                <text:p>Low-dens</text:p>
                <draw:g>
                  <svg:desc>Sheet1.I1:Sheet1.I1</svg:desc>
                </draw:g>
              </table:table-cell>
              <table:table-cell office:value-type="string">
                <text:p>Side-by-side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:Sheet1.B31</svg:desc>
                </draw:g>
              </table:table-cell>
              <table:table-cell office:value-type="float" office:value="1">
                <text:p>1</text:p>
                <draw:g>
                  <svg:desc>Sheet1.E2:Sheet1.E31</svg:desc>
                </draw:g>
              </table:table-cell>
              <table:table-cell office:value-type="float" office:value="1">
                <text:p>1</text:p>
                <draw:g>
                  <svg:desc>Sheet1.I2:Sheet1.I31</svg:desc>
                </draw:g>
              </table:table-cell>
              <table:table-cell office:value-type="float" office:value="1">
                <text:p>1</text:p>
                <draw:g>
                  <svg:desc>Sheet1.M2:Sheet1.M31</svg:desc>
                </draw:g>
              </table:table-cell>
            </table:table-row>
            <table:table-row>
              <table:table-cell office:value-type="float" office:value="0.694444444444444">
                <text:p>0</text:p>
              </table:table-cell>
              <table:table-cell office:value-type="float" office:value="0.608272506082725">
                <text:p>0.608272506082725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float" office:value="1.38888888888889">
                <text:p/>
              </table:table-cell>
              <table:table-cell office:value-type="float" office:value="0.475943396226415">
                <text:p>0.475943396226415</text:p>
              </table:table-cell>
              <table:table-cell office:value-type="float" office:value="0.345744680851064">
                <text:p>0.345744680851064</text:p>
              </table:table-cell>
              <table:table-cell office:value-type="float" office:value="0.45792736935341">
                <text:p>0.45792736935341</text:p>
              </table:table-cell>
            </table:table-row>
            <table:table-row>
              <table:table-cell office:value-type="float" office:value="2.08333333333333">
                <text:p/>
              </table:table-cell>
              <table:table-cell office:value-type="float" office:value="0.43133316595531">
                <text:p>0.43133316595531</text:p>
              </table:table-cell>
              <table:table-cell office:value-type="float" office:value="0.333505687693899">
                <text:p>0.333505687693899</text:p>
              </table:table-cell>
              <table:table-cell office:value-type="float" office:value="0.560069144338807">
                <text:p>0.560069144338807</text:p>
              </table:table-cell>
            </table:table-row>
            <table:table-row>
              <table:table-cell office:value-type="float" office:value="2.77777777777778">
                <text:p/>
              </table:table-cell>
              <table:table-cell office:value-type="float" office:value="0.407457857994211">
                <text:p>0.407457857994211</text:p>
              </table:table-cell>
              <table:table-cell office:value-type="float" office:value="0.394066526820497">
                <text:p>0.394066526820497</text:p>
              </table:table-cell>
              <table:table-cell office:value-type="float" office:value="0.718697829716194">
                <text:p>0.718697829716194</text:p>
              </table:table-cell>
            </table:table-row>
            <table:table-row>
              <table:table-cell office:value-type="float" office:value="3.47222222222222">
                <text:p/>
              </table:table-cell>
              <table:table-cell office:value-type="float" office:value="0.423121239277941">
                <text:p>0.423121239277941</text:p>
              </table:table-cell>
              <table:table-cell office:value-type="float" office:value="0.485931402752105">
                <text:p>0.485931402752105</text:p>
              </table:table-cell>
              <table:table-cell office:value-type="float" office:value="0.892915642915643">
                <text:p>0.892915642915643</text:p>
              </table:table-cell>
            </table:table-row>
            <table:table-row>
              <table:table-cell office:value-type="float" office:value="4.16666666666667">
                <text:p/>
              </table:table-cell>
              <table:table-cell office:value-type="float" office:value="0.420739219712526">
                <text:p>0.420739219712526</text:p>
              </table:table-cell>
              <table:table-cell office:value-type="float" office:value="0.579666876178504">
                <text:p>0.579666876178504</text:p>
              </table:table-cell>
              <table:table-cell office:value-type="float" office:value="1.04724666014989">
                <text:p>1.04724666014989</text:p>
              </table:table-cell>
            </table:table-row>
            <table:table-row>
              <table:table-cell office:value-type="float" office:value="4.86111111111111">
                <text:p/>
              </table:table-cell>
              <table:table-cell office:value-type="float" office:value="0.423542448005455">
                <text:p>0.423542448005455</text:p>
              </table:table-cell>
              <table:table-cell office:value-type="float" office:value="0.673503184713376">
                <text:p>0.673503184713376</text:p>
              </table:table-cell>
              <table:table-cell office:value-type="float" office:value="1.16015572560075">
                <text:p>1.16015572560075</text:p>
              </table:table-cell>
            </table:table-row>
            <table:table-row>
              <table:table-cell office:value-type="float" office:value="5.55555555555556">
                <text:p>10</text:p>
              </table:table-cell>
              <table:table-cell office:value-type="float" office:value="0.42077604204161">
                <text:p>0.42077604204161</text:p>
              </table:table-cell>
              <table:table-cell office:value-type="float" office:value="0.766100227297327">
                <text:p>0.766100227297327</text:p>
              </table:table-cell>
              <table:table-cell office:value-type="float" office:value="1.24662200522312">
                <text:p>1.24662200522312</text:p>
              </table:table-cell>
            </table:table-row>
            <table:table-row>
              <table:table-cell office:value-type="float" office:value="6.25">
                <text:p>10</text:p>
              </table:table-cell>
              <table:table-cell office:value-type="float" office:value="0.421442936148819">
                <text:p>0.421442936148819</text:p>
              </table:table-cell>
              <table:table-cell office:value-type="float" office:value="0.841986243286535">
                <text:p>0.841986243286535</text:p>
              </table:table-cell>
              <table:table-cell office:value-type="float" office:value="1.32520648820778">
                <text:p>1.32520648820778</text:p>
              </table:table-cell>
            </table:table-row>
            <table:table-row>
              <table:table-cell office:value-type="float" office:value="6.94444444444445">
                <text:p>10</text:p>
              </table:table-cell>
              <table:table-cell office:value-type="float" office:value="0.419415750305454">
                <text:p>0.419415750305454</text:p>
              </table:table-cell>
              <table:table-cell office:value-type="float" office:value="0.913775933609958">
                <text:p>0.913775933609958</text:p>
              </table:table-cell>
              <table:table-cell office:value-type="float" office:value="1.38010610079576">
                <text:p>1.38010610079576</text:p>
              </table:table-cell>
            </table:table-row>
            <table:table-row>
              <table:table-cell office:value-type="float" office:value="7.63888888888889">
                <text:p>10</text:p>
              </table:table-cell>
              <table:table-cell office:value-type="float" office:value="0.41587601212061">
                <text:p>0.41587601212061</text:p>
              </table:table-cell>
              <table:table-cell office:value-type="float" office:value="0.977233580468809">
                <text:p>0.977233580468809</text:p>
              </table:table-cell>
              <table:table-cell office:value-type="float" office:value="1.43450631503694">
                <text:p>1.43450631503694</text:p>
              </table:table-cell>
            </table:table-row>
            <table:table-row>
              <table:table-cell office:value-type="float" office:value="8.33333333333333">
                <text:p>10</text:p>
              </table:table-cell>
              <table:table-cell office:value-type="float" office:value="0.409507960780786">
                <text:p>0.409507960780786</text:p>
              </table:table-cell>
              <table:table-cell office:value-type="float" office:value="1.02911237785016">
                <text:p>1.02911237785016</text:p>
              </table:table-cell>
              <table:table-cell office:value-type="float" office:value="1.47569945197577">
                <text:p>1.47569945197577</text:p>
              </table:table-cell>
            </table:table-row>
            <table:table-row>
              <table:table-cell office:value-type="float" office:value="9.02777777777778">
                <text:p>10</text:p>
              </table:table-cell>
              <table:table-cell office:value-type="float" office:value="0.404003452669654">
                <text:p>0.404003452669654</text:p>
              </table:table-cell>
              <table:table-cell office:value-type="float" office:value="1.09089775561097">
                <text:p>1.09089775561097</text:p>
              </table:table-cell>
              <table:table-cell office:value-type="float" office:value="1.51703792097587">
                <text:p>1.51703792097587</text:p>
              </table:table-cell>
            </table:table-row>
            <table:table-row>
              <table:table-cell office:value-type="float" office:value="9.72222222222222">
                <text:p>10</text:p>
              </table:table-cell>
              <table:table-cell office:value-type="float" office:value="0.396907798216905">
                <text:p>0.396907798216905</text:p>
              </table:table-cell>
              <table:table-cell office:value-type="float" office:value="1.13704323731455">
                <text:p>1.13704323731455</text:p>
              </table:table-cell>
              <table:table-cell office:value-type="float" office:value="1.55515904756045">
                <text:p>1.55515904756045</text:p>
              </table:table-cell>
            </table:table-row>
            <table:table-row>
              <table:table-cell office:value-type="float" office:value="10.4166666666667">
                <text:p>10</text:p>
              </table:table-cell>
              <table:table-cell office:value-type="float" office:value="0.391307371349096">
                <text:p>0.391307371349096</text:p>
              </table:table-cell>
              <table:table-cell office:value-type="float" office:value="1.1830167357262">
                <text:p>1.1830167357262</text:p>
              </table:table-cell>
              <table:table-cell office:value-type="float" office:value="1.58398905234348">
                <text:p>1.58398905234348</text:p>
              </table:table-cell>
            </table:table-row>
            <table:table-row>
              <table:table-cell office:value-type="float" office:value="11.1111111111111">
                <text:p>10</text:p>
              </table:table-cell>
              <table:table-cell office:value-type="float" office:value="0.386721777318522">
                <text:p>0.386721777318522</text:p>
              </table:table-cell>
              <table:table-cell office:value-type="float" office:value="1.23249002676362">
                <text:p>1.23249002676362</text:p>
              </table:table-cell>
              <table:table-cell office:value-type="float" office:value="1.61404164442072">
                <text:p>1.61404164442072</text:p>
              </table:table-cell>
            </table:table-row>
            <table:table-row>
              <table:table-cell office:value-type="float" office:value="11.8055555555556">
                <text:p>10</text:p>
              </table:table-cell>
              <table:table-cell office:value-type="float" office:value="0.379759036144578">
                <text:p>0.379759036144578</text:p>
              </table:table-cell>
              <table:table-cell office:value-type="float" office:value="1.28200848791188">
                <text:p>1.28200848791188</text:p>
              </table:table-cell>
              <table:table-cell office:value-type="float" office:value="1.63805314179517">
                <text:p>1.6380531417951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0.373809121145499">
                <text:p>0.373809121145499</text:p>
              </table:table-cell>
              <table:table-cell office:value-type="float" office:value="1.32524557512109">
                <text:p>1.32524557512109</text:p>
              </table:table-cell>
              <table:table-cell office:value-type="float" office:value="1.66598691074647">
                <text:p>1.66598691074647</text:p>
              </table:table-cell>
            </table:table-row>
            <table:table-row>
              <table:table-cell office:value-type="float" office:value="13.1944444444444">
                <text:p>10</text:p>
              </table:table-cell>
              <table:table-cell office:value-type="float" office:value="0.368109557047692">
                <text:p>0.368109557047692</text:p>
              </table:table-cell>
              <table:table-cell office:value-type="float" office:value="1.37169778848636">
                <text:p>1.37169778848636</text:p>
              </table:table-cell>
              <table:table-cell office:value-type="float" office:value="1.6866373902133">
                <text:p>1.6866373902133</text:p>
              </table:table-cell>
            </table:table-row>
            <table:table-row>
              <table:table-cell office:value-type="float" office:value="13.8888888888889">
                <text:p>10</text:p>
              </table:table-cell>
              <table:table-cell office:value-type="float" office:value="0.362197626083037">
                <text:p>0.362197626083037</text:p>
              </table:table-cell>
              <table:table-cell office:value-type="float" office:value="1.41595429886569">
                <text:p>1.41595429886569</text:p>
              </table:table-cell>
              <table:table-cell office:value-type="float" office:value="1.71117084826762">
                <text:p>1.71117084826762</text:p>
              </table:table-cell>
            </table:table-row>
            <table:table-row>
              <table:table-cell office:value-type="float" office:value="14.5833333333333">
                <text:p>10</text:p>
              </table:table-cell>
              <table:table-cell office:value-type="float" office:value="0.356959802572256">
                <text:p>0.356959802572256</text:p>
              </table:table-cell>
              <table:table-cell office:value-type="float" office:value="1.45185853907446">
                <text:p>1.45185853907446</text:p>
              </table:table-cell>
              <table:table-cell office:value-type="float" office:value="1.73717192268566">
                <text:p>1.73717192268566</text:p>
              </table:table-cell>
            </table:table-row>
            <table:table-row>
              <table:table-cell office:value-type="float" office:value="15.2777777777778">
                <text:p>20</text:p>
              </table:table-cell>
              <table:table-cell office:value-type="float" office:value="0.351032514661933">
                <text:p>0.351032514661933</text:p>
              </table:table-cell>
              <table:table-cell office:value-type="float" office:value="1.49586995059028">
                <text:p>1.49586995059028</text:p>
              </table:table-cell>
              <table:table-cell office:value-type="float" office:value="1.7581359223301">
                <text:p>1.7581359223301</text:p>
              </table:table-cell>
            </table:table-row>
            <table:table-row>
              <table:table-cell office:value-type="float" office:value="15.9722222222222">
                <text:p>20</text:p>
              </table:table-cell>
              <table:table-cell office:value-type="float" office:value="0.344912834065044">
                <text:p>0.344912834065044</text:p>
              </table:table-cell>
              <table:table-cell office:value-type="float" office:value="1.54377226786883">
                <text:p>1.54377226786883</text:p>
              </table:table-cell>
              <table:table-cell office:value-type="float" office:value="1.77858898904865">
                <text:p>1.77858898904865</text:p>
              </table:table-cell>
            </table:table-row>
            <table:table-row>
              <table:table-cell office:value-type="float" office:value="16.6666666666667">
                <text:p>20</text:p>
              </table:table-cell>
              <table:table-cell office:value-type="float" office:value="0.339950725877059">
                <text:p>0.339950725877059</text:p>
              </table:table-cell>
              <table:table-cell office:value-type="float" office:value="1.58595913217202">
                <text:p>1.58595913217202</text:p>
              </table:table-cell>
              <table:table-cell office:value-type="float" office:value="1.80255941499086">
                <text:p>1.80255941499086</text:p>
              </table:table-cell>
            </table:table-row>
            <table:table-row>
              <table:table-cell office:value-type="float" office:value="17.3611111111111">
                <text:p>20</text:p>
              </table:table-cell>
              <table:table-cell office:value-type="float" office:value="0.334612537499513">
                <text:p>0.334612537499513</text:p>
              </table:table-cell>
              <table:table-cell office:value-type="float" office:value="1.63052467462039">
                <text:p>1.63052467462039</text:p>
              </table:table-cell>
              <table:table-cell office:value-type="float" office:value="1.8295109146173">
                <text:p>1.8295109146173</text:p>
              </table:table-cell>
            </table:table-row>
            <table:table-row>
              <table:table-cell office:value-type="float" office:value="18.0555555555556">
                <text:p>20</text:p>
              </table:table-cell>
              <table:table-cell office:value-type="float" office:value="0.330003361093476">
                <text:p>0.330003361093476</text:p>
              </table:table-cell>
              <table:table-cell office:value-type="float" office:value="1.67720498733428">
                <text:p>1.67720498733428</text:p>
              </table:table-cell>
              <table:table-cell office:value-type="float" office:value="1.85136757838559">
                <text:p>1.85136757838559</text:p>
              </table:table-cell>
            </table:table-row>
            <table:table-row>
              <table:table-cell office:value-type="float" office:value="18.75">
                <text:p>20</text:p>
              </table:table-cell>
              <table:table-cell office:value-type="float" office:value="0.324450794784783">
                <text:p>0.324450794784783</text:p>
              </table:table-cell>
              <table:table-cell office:value-type="float" office:value="1.723152646382">
                <text:p>1.723152646382</text:p>
              </table:table-cell>
              <table:table-cell office:value-type="float" office:value="1.87479465292318">
                <text:p>1.87479465292318</text:p>
              </table:table-cell>
            </table:table-row>
            <table:table-row>
              <table:table-cell office:value-type="float" office:value="19.4444444444444">
                <text:p>20</text:p>
              </table:table-cell>
              <table:table-cell office:value-type="float" office:value="0.318223028105168">
                <text:p>0.318223028105168</text:p>
              </table:table-cell>
              <table:table-cell office:value-type="float" office:value="1.77421265980667">
                <text:p>1.77421265980667</text:p>
              </table:table-cell>
              <table:table-cell office:value-type="float" office:value="1.89635496242711">
                <text:p>1.89635496242711</text:p>
              </table:table-cell>
            </table:table-row>
            <table:table-row>
              <table:table-cell office:value-type="float" office:value="20.1388888888889">
                <text:p>20</text:p>
              </table:table-cell>
              <table:table-cell office:value-type="float" office:value="0.31311434922203">
                <text:p>0.31311434922203</text:p>
              </table:table-cell>
              <table:table-cell office:value-type="float" office:value="1.82490106544901">
                <text:p>1.82490106544901</text:p>
              </table:table-cell>
              <table:table-cell office:value-type="float" office:value="1.92038534945015">
                <text:p>1.92038534945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